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1/sqrt(N)</text:p>
          </table:table-cell>
          <table:table-cell office:value-type="string">
            <text:p>Trial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>
            <draw:frame table:end-cell-address="Sheet1.T57" table:end-x="0.1083in" table:end-y="0.0937in" draw:z-index="0" draw:style-name="gr1" svg:width="11.622in" svg:height="9.9701in" svg:x="0.0437in" svg:y="0.0417in">
              <draw:object draw:notify-on-update-of-ranges="Sheet1.A1:Sheet1.A1 Sheet1.A2:Sheet1.A18 Sheet1.B1:Sheet1.B1 Sheet1.B2:Sheet1.B18 Sheet1.A1:Sheet1.A1 Sheet1.A2:Sheet1.A18 Sheet1.C1:Sheet1.C1 Sheet1.C2:Sheet1.C18 Sheet1.A1:Sheet1.A1 Sheet1.A2:Sheet1.A18 Sheet1.D1:Sheet1.D1 Sheet1.D2:Sheet1.D18 Sheet1.A1:Sheet1.A1 Sheet1.A2:Sheet1.A18 Sheet1.E1:Sheet1.E1 Sheet1.E2:Sheet1.E18 Sheet1.A1:Sheet1.A1 Sheet1.A2:Sheet1.A18 Sheet1.F1:Sheet1.F1 Sheet1.F2:Sheet1.F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00032">
            <text:p>0.8</text:p>
          </table:table-cell>
          <table:table-cell office:value-type="float" office:value="0.509477">
            <text:p>0.51</text:p>
          </table:table-cell>
          <table:table-cell office:value-type="float" office:value="0.313266">
            <text:p>0.31</text:p>
          </table:table-cell>
          <table:table-cell office:value-type="float" office:value="0.113332">
            <text:p>0.11</text:p>
          </table:table-cell>
          <table:table-cell office:value-type="float" office:value="0.685319">
            <text:p>0.69</text:p>
          </table:table-cell>
          <table:table-cell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493627">
            <text:p>0.49</text:p>
          </table:table-cell>
          <table:table-cell office:value-type="float" office:value="0.119781">
            <text:p>0.12</text:p>
          </table:table-cell>
          <table:table-cell office:value-type="float" office:value="0.078899">
            <text:p>0.08</text:p>
          </table:table-cell>
          <table:table-cell office:value-type="float" office:value="0.005922">
            <text:p>0.01</text:p>
          </table:table-cell>
          <table:table-cell office:value-type="float" office:value="0.536087">
            <text:p>0.5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24021">
            <text:p>0.12</text:p>
          </table:table-cell>
          <table:table-cell office:value-type="float" office:value="0.101327">
            <text:p>0.1</text:p>
          </table:table-cell>
          <table:table-cell office:value-type="float" office:value="0.111754">
            <text:p>0.11</text:p>
          </table:table-cell>
          <table:table-cell office:value-type="float" office:value="0.110721">
            <text:p>0.11</text:p>
          </table:table-cell>
          <table:table-cell office:value-type="float" office:value="0.315056">
            <text:p>0.32</text:p>
          </table:table-cell>
          <table:table-cell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14005">
            <text:p>0.01</text:p>
          </table:table-cell>
          <table:table-cell office:value-type="float" office:value="0.255072">
            <text:p>0.26</text:p>
          </table:table-cell>
          <table:table-cell office:value-type="float" office:value="0.211386">
            <text:p>0.21</text:p>
          </table:table-cell>
          <table:table-cell office:value-type="float" office:value="0.031938">
            <text:p>0.03</text:p>
          </table:table-cell>
          <table:table-cell office:value-type="float" office:value="0.056479">
            <text:p>0.06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5472">
            <text:p>0.02</text:p>
          </table:table-cell>
          <table:table-cell office:value-type="float" office:value="0.080493">
            <text:p>0.08</text:p>
          </table:table-cell>
          <table:table-cell office:value-type="float" office:value="0.073258">
            <text:p>0.07</text:p>
          </table:table-cell>
          <table:table-cell office:value-type="float" office:value="0.049273">
            <text:p>0.05</text:p>
          </table:table-cell>
          <table:table-cell office:value-type="float" office:value="0.02699">
            <text:p>0.03</text:p>
          </table:table-cell>
          <table:table-cell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39653">
            <text:p>0.04</text:p>
          </table:table-cell>
          <table:table-cell office:value-type="float" office:value="0.015105">
            <text:p>0.02</text:p>
          </table:table-cell>
          <table:table-cell office:value-type="float" office:value="0.039374">
            <text:p>0.04</text:p>
          </table:table-cell>
          <table:table-cell office:value-type="float" office:value="0.003286">
            <text:p>0</text:p>
          </table:table-cell>
          <table:table-cell office:value-type="float" office:value="0.048924">
            <text:p>0.05</text:p>
          </table:table-cell>
          <table:table-cell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46655">
            <text:p>0.05</text:p>
          </table:table-cell>
          <table:table-cell office:value-type="float" office:value="0.037781">
            <text:p>0.04</text:p>
          </table:table-cell>
          <table:table-cell office:value-type="float" office:value="0.14467">
            <text:p>0.14</text:p>
          </table:table-cell>
          <table:table-cell office:value-type="float" office:value="0.019072">
            <text:p>0.02</text:p>
          </table:table-cell>
          <table:table-cell office:value-type="float" office:value="0.037096">
            <text:p>0.04</text:p>
          </table:table-cell>
          <table:table-cell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12198">
            <text:p>0.01</text:p>
          </table:table-cell>
          <table:table-cell office:value-type="float" office:value="0.026414">
            <text:p>0.03</text:p>
          </table:table-cell>
          <table:table-cell office:value-type="float" office:value="0.105306">
            <text:p>0.11</text:p>
          </table:table-cell>
          <table:table-cell office:value-type="float" office:value="0.026425">
            <text:p>0.03</text:p>
          </table:table-cell>
          <table:table-cell office:value-type="float" office:value="0.082272">
            <text:p>0.08</text:p>
          </table:table-cell>
          <table:table-cell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27261">
            <text:p>0.03</text:p>
          </table:table-cell>
          <table:table-cell office:value-type="float" office:value="0.004927">
            <text:p>0</text:p>
          </table:table-cell>
          <table:table-cell office:value-type="float" office:value="0.077195">
            <text:p>0.08</text:p>
          </table:table-cell>
          <table:table-cell office:value-type="float" office:value="0.024132">
            <text:p>0.02</text:p>
          </table:table-cell>
          <table:table-cell office:value-type="float" office:value="0.044431">
            <text:p>0.04</text:p>
          </table:table-cell>
          <table:table-cell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19553">
            <text:p>0.02</text:p>
          </table:table-cell>
          <table:table-cell office:value-type="float" office:value="0.032198">
            <text:p>0.03</text:p>
          </table:table-cell>
          <table:table-cell office:value-type="float" office:value="0.060828">
            <text:p>0.06</text:p>
          </table:table-cell>
          <table:table-cell office:value-type="float" office:value="0.030804">
            <text:p>0.03</text:p>
          </table:table-cell>
          <table:table-cell office:value-type="float" office:value="0.03051">
            <text:p>0.03</text:p>
          </table:table-cell>
          <table:table-cell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25575">
            <text:p>0.03</text:p>
          </table:table-cell>
          <table:table-cell office:value-type="float" office:value="0.033211">
            <text:p>0.03</text:p>
          </table:table-cell>
          <table:table-cell office:value-type="float" office:value="0.041456">
            <text:p>0.04</text:p>
          </table:table-cell>
          <table:table-cell office:value-type="float" office:value="0.038682">
            <text:p>0.04</text:p>
          </table:table-cell>
          <table:table-cell office:value-type="float" office:value="0.02892">
            <text:p>0.03</text:p>
          </table:table-cell>
          <table:table-cell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2835">
            <text:p>0.03</text:p>
          </table:table-cell>
          <table:table-cell office:value-type="float" office:value="0.029941">
            <text:p>0.03</text:p>
          </table:table-cell>
          <table:table-cell office:value-type="float" office:value="0.039304">
            <text:p>0.04</text:p>
          </table:table-cell>
          <table:table-cell office:value-type="float" office:value="0.033842">
            <text:p>0.03</text:p>
          </table:table-cell>
          <table:table-cell office:value-type="float" office:value="0.033602">
            <text:p>0.03</text:p>
          </table:table-cell>
          <table:table-cell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26985">
            <text:p>0.03</text:p>
          </table:table-cell>
          <table:table-cell office:value-type="float" office:value="0.035308">
            <text:p>0.04</text:p>
          </table:table-cell>
          <table:table-cell office:value-type="float" office:value="0.036427">
            <text:p>0.04</text:p>
          </table:table-cell>
          <table:table-cell office:value-type="float" office:value="0.033039">
            <text:p>0.03</text:p>
          </table:table-cell>
          <table:table-cell office:value-type="float" office:value="0.035799">
            <text:p>0.04</text:p>
          </table:table-cell>
          <table:table-cell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0219">
            <text:p>0.03</text:p>
          </table:table-cell>
          <table:table-cell office:value-type="float" office:value="0.035616">
            <text:p>0.04</text:p>
          </table:table-cell>
          <table:table-cell office:value-type="float" office:value="0.032881">
            <text:p>0.03</text:p>
          </table:table-cell>
          <table:table-cell office:value-type="float" office:value="0.03789">
            <text:p>0.04</text:p>
          </table:table-cell>
          <table:table-cell office:value-type="float" office:value="0.03451">
            <text:p>0.03</text:p>
          </table:table-cell>
          <table:table-cell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1675">
            <text:p>0.03</text:p>
          </table:table-cell>
          <table:table-cell office:value-type="float" office:value="0.034144">
            <text:p>0.03</text:p>
          </table:table-cell>
          <table:table-cell office:value-type="float" office:value="0.033431">
            <text:p>0.03</text:p>
          </table:table-cell>
          <table:table-cell office:value-type="float" office:value="0.037757">
            <text:p>0.04</text:p>
          </table:table-cell>
          <table:table-cell office:value-type="float" office:value="0.027773">
            <text:p>0.03</text:p>
          </table:table-cell>
          <table:table-cell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0977">
            <text:p>0.03</text:p>
          </table:table-cell>
          <table:table-cell office:value-type="float" office:value="0.032017">
            <text:p>0.03</text:p>
          </table:table-cell>
          <table:table-cell office:value-type="float" office:value="0.030849">
            <text:p>0.03</text:p>
          </table:table-cell>
          <table:table-cell office:value-type="float" office:value="0.034232">
            <text:p>0.03</text:p>
          </table:table-cell>
          <table:table-cell office:value-type="float" office:value="0.030452">
            <text:p>0.03</text:p>
          </table:table-cell>
          <table:table-cell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2261">
            <text:p>0.03</text:p>
          </table:table-cell>
          <table:table-cell office:value-type="float" office:value="0.032421">
            <text:p>0.03</text:p>
          </table:table-cell>
          <table:table-cell office:value-type="float" office:value="0.031433">
            <text:p>0.03</text:p>
          </table:table-cell>
          <table:table-cell office:value-type="float" office:value="0.032542">
            <text:p>0.03</text:p>
          </table:table-cell>
          <table:table-cell office:value-type="float" office:value="0.030257">
            <text:p>0.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0.707107">
            <text:p>0.71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0.353553">
            <text:p>0.35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0.176777">
            <text:p>0.18</text:p>
          </table:table-cell>
          <table:table-cell table:number-columns-repeated="6"/>
        </table:table-row>
        <table:table-row table:style-name="ro1">
          <table:table-cell office:value-type="float" office:value="0.125">
            <text:p>0.13</text:p>
          </table:table-cell>
          <table:table-cell table:number-columns-repeated="6"/>
        </table:table-row>
        <table:table-row table:style-name="ro1">
          <table:table-cell office:value-type="float" office:value="0.088388">
            <text:p>0.09</text:p>
          </table:table-cell>
          <table:table-cell table:number-columns-repeated="6"/>
        </table:table-row>
        <table:table-row table:style-name="ro1">
          <table:table-cell office:value-type="float" office:value="0.0625">
            <text:p>0.06</text:p>
          </table:table-cell>
          <table:table-cell table:number-columns-repeated="6"/>
        </table:table-row>
        <table:table-row table:style-name="ro1">
          <table:table-cell office:value-type="float" office:value="0.044194">
            <text:p>0.04</text:p>
          </table:table-cell>
          <table:table-cell table:number-columns-repeated="6"/>
        </table:table-row>
        <table:table-row table:style-name="ro1">
          <table:table-cell office:value-type="float" office:value="0.03125">
            <text:p>0.03</text:p>
          </table:table-cell>
          <table:table-cell table:number-columns-repeated="6"/>
        </table:table-row>
        <table:table-row table:style-name="ro1">
          <table:table-cell office:value-type="float" office:value="0.022097">
            <text:p>0.02</text:p>
          </table:table-cell>
          <table:table-cell table:number-columns-repeated="6"/>
        </table:table-row>
        <table:table-row table:style-name="ro1">
          <table:table-cell office:value-type="float" office:value="0.015625">
            <text:p>0.02</text:p>
          </table:table-cell>
          <table:table-cell table:number-columns-repeated="6"/>
        </table:table-row>
        <table:table-row table:style-name="ro1">
          <table:table-cell office:value-type="float" office:value="0.011049">
            <text:p>0.01</text:p>
          </table:table-cell>
          <table:table-cell table:number-columns-repeated="6"/>
        </table:table-row>
        <table:table-row table:style-name="ro1">
          <table:table-cell office:value-type="float" office:value="0.007812">
            <text:p>0.01</text:p>
          </table:table-cell>
          <table:table-cell table:number-columns-repeated="6"/>
        </table:table-row>
        <table:table-row table:style-name="ro1">
          <table:table-cell office:value-type="float" office:value="0.005524">
            <text:p>0.01</text:p>
          </table:table-cell>
          <table:table-cell table:number-columns-repeated="6"/>
        </table:table-row>
        <table:table-row table:style-name="ro1">
          <table:table-cell office:value-type="float" office:value="0.003906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0.707107">
            <text:p>0.71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0.353553">
            <text:p>0.35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0.176777">
            <text:p>0.18</text:p>
          </table:table-cell>
          <table:table-cell table:number-columns-repeated="6"/>
        </table:table-row>
        <table:table-row table:style-name="ro1">
          <table:table-cell office:value-type="float" office:value="0.125">
            <text:p>0.13</text:p>
          </table:table-cell>
          <table:table-cell table:number-columns-repeated="6"/>
        </table:table-row>
        <table:table-row table:style-name="ro1">
          <table:table-cell office:value-type="float" office:value="0.088388">
            <text:p>0.09</text:p>
          </table:table-cell>
          <table:table-cell table:number-columns-repeated="6"/>
        </table:table-row>
        <table:table-row table:style-name="ro1">
          <table:table-cell office:value-type="float" office:value="0.0625">
            <text:p>0.06</text:p>
          </table:table-cell>
          <table:table-cell table:number-columns-repeated="6"/>
        </table:table-row>
        <table:table-row table:style-name="ro1">
          <table:table-cell office:value-type="float" office:value="0.044194">
            <text:p>0.04</text:p>
          </table:table-cell>
          <table:table-cell table:number-columns-repeated="6"/>
        </table:table-row>
        <table:table-row table:style-name="ro1">
          <table:table-cell office:value-type="float" office:value="0.03125">
            <text:p>0.03</text:p>
          </table:table-cell>
          <table:table-cell table:number-columns-repeated="6"/>
        </table:table-row>
        <table:table-row table:style-name="ro1">
          <table:table-cell office:value-type="float" office:value="0.022097">
            <text:p>0.02</text:p>
          </table:table-cell>
          <table:table-cell table:number-columns-repeated="6"/>
        </table:table-row>
        <table:table-row table:style-name="ro1">
          <table:table-cell office:value-type="float" office:value="0.015625">
            <text:p>0.02</text:p>
          </table:table-cell>
          <table:table-cell table:number-columns-repeated="6"/>
        </table:table-row>
        <table:table-row table:style-name="ro1">
          <table:table-cell office:value-type="float" office:value="0.011049">
            <text:p>0.01</text:p>
          </table:table-cell>
          <table:table-cell table:number-columns-repeated="6"/>
        </table:table-row>
        <table:table-row table:style-name="ro1">
          <table:table-cell office:value-type="float" office:value="0.007812">
            <text:p>0.01</text:p>
          </table:table-cell>
          <table:table-cell table:number-columns-repeated="6"/>
        </table:table-row>
        <table:table-row table:style-name="ro1">
          <table:table-cell office:value-type="float" office:value="0.005524">
            <text:p>0.01</text:p>
          </table:table-cell>
          <table:table-cell table:number-columns-repeated="6"/>
        </table:table-row>
        <table:table-row table:style-name="ro1">
          <table:table-cell office:value-type="float" office:value="0.003906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0.707107">
            <text:p>0.71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0.353553">
            <text:p>0.35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0.176777">
            <text:p>0.18</text:p>
          </table:table-cell>
          <table:table-cell table:number-columns-repeated="6"/>
        </table:table-row>
        <table:table-row table:style-name="ro1">
          <table:table-cell office:value-type="float" office:value="0.125">
            <text:p>0.13</text:p>
          </table:table-cell>
          <table:table-cell table:number-columns-repeated="6"/>
        </table:table-row>
        <table:table-row table:style-name="ro1">
          <table:table-cell office:value-type="float" office:value="0.088388">
            <text:p>0.09</text:p>
          </table:table-cell>
          <table:table-cell table:number-columns-repeated="6"/>
        </table:table-row>
        <table:table-row table:style-name="ro1">
          <table:table-cell office:value-type="float" office:value="0.0625">
            <text:p>0.06</text:p>
          </table:table-cell>
          <table:table-cell table:number-columns-repeated="6"/>
        </table:table-row>
        <table:table-row table:style-name="ro1">
          <table:table-cell office:value-type="float" office:value="0.044194">
            <text:p>0.04</text:p>
          </table:table-cell>
          <table:table-cell table:number-columns-repeated="6"/>
        </table:table-row>
        <table:table-row table:style-name="ro1">
          <table:table-cell office:value-type="float" office:value="0.03125">
            <text:p>0.03</text:p>
          </table:table-cell>
          <table:table-cell table:number-columns-repeated="6"/>
        </table:table-row>
        <table:table-row table:style-name="ro1">
          <table:table-cell office:value-type="float" office:value="0.022097">
            <text:p>0.02</text:p>
          </table:table-cell>
          <table:table-cell table:number-columns-repeated="6"/>
        </table:table-row>
        <table:table-row table:style-name="ro1">
          <table:table-cell office:value-type="float" office:value="0.015625">
            <text:p>0.02</text:p>
          </table:table-cell>
          <table:table-cell table:number-columns-repeated="6"/>
        </table:table-row>
        <table:table-row table:style-name="ro1">
          <table:table-cell office:value-type="float" office:value="0.011049">
            <text:p>0.01</text:p>
          </table:table-cell>
          <table:table-cell table:number-columns-repeated="6"/>
        </table:table-row>
        <table:table-row table:style-name="ro1">
          <table:table-cell office:value-type="float" office:value="0.007812">
            <text:p>0.01</text:p>
          </table:table-cell>
          <table:table-cell table:number-columns-repeated="6"/>
        </table:table-row>
        <table:table-row table:style-name="ro1">
          <table:table-cell office:value-type="float" office:value="0.005524">
            <text:p>0.01</text:p>
          </table:table-cell>
          <table:table-cell table:number-columns-repeated="6"/>
        </table:table-row>
        <table:table-row table:style-name="ro1">
          <table:table-cell office:value-type="float" office:value="0.003906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0.707107">
            <text:p>0.71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0.353553">
            <text:p>0.35</text:p>
          </table:table-cell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0.176777">
            <text:p>0.18</text:p>
          </table:table-cell>
          <table:table-cell table:number-columns-repeated="6"/>
        </table:table-row>
        <table:table-row table:style-name="ro1">
          <table:table-cell office:value-type="float" office:value="0.125">
            <text:p>0.13</text:p>
          </table:table-cell>
          <table:table-cell table:number-columns-repeated="6"/>
        </table:table-row>
        <table:table-row table:style-name="ro1">
          <table:table-cell office:value-type="float" office:value="0.088388">
            <text:p>0.09</text:p>
          </table:table-cell>
          <table:table-cell table:number-columns-repeated="6"/>
        </table:table-row>
        <table:table-row table:style-name="ro1">
          <table:table-cell office:value-type="float" office:value="0.0625">
            <text:p>0.06</text:p>
          </table:table-cell>
          <table:table-cell table:number-columns-repeated="6"/>
        </table:table-row>
        <table:table-row table:style-name="ro1">
          <table:table-cell office:value-type="float" office:value="0.044194">
            <text:p>0.04</text:p>
          </table:table-cell>
          <table:table-cell table:number-columns-repeated="6"/>
        </table:table-row>
        <table:table-row table:style-name="ro1">
          <table:table-cell office:value-type="float" office:value="0.03125">
            <text:p>0.03</text:p>
          </table:table-cell>
          <table:table-cell table:number-columns-repeated="6"/>
        </table:table-row>
        <table:table-row table:style-name="ro1">
          <table:table-cell office:value-type="float" office:value="0.022097">
            <text:p>0.02</text:p>
          </table:table-cell>
          <table:table-cell table:number-columns-repeated="6"/>
        </table:table-row>
        <table:table-row table:style-name="ro1">
          <table:table-cell office:value-type="float" office:value="0.015625">
            <text:p>0.02</text:p>
          </table:table-cell>
          <table:table-cell table:number-columns-repeated="6"/>
        </table:table-row>
        <table:table-row table:style-name="ro1">
          <table:table-cell office:value-type="float" office:value="0.011049">
            <text:p>0.01</text:p>
          </table:table-cell>
          <table:table-cell table:number-columns-repeated="6"/>
        </table:table-row>
        <table:table-row table:style-name="ro1">
          <table:table-cell office:value-type="float" office:value="0.007812">
            <text:p>0.01</text:p>
          </table:table-cell>
          <table:table-cell table:number-columns-repeated="6"/>
        </table:table-row>
        <table:table-row table:style-name="ro1">
          <table:table-cell office:value-type="float" office:value="0.005524">
            <text:p>0.01</text:p>
          </table:table-cell>
          <table:table-cell table:number-columns-repeated="6"/>
        </table:table-row>
        <table:table-row table:style-name="ro1">
          <table:table-cell office:value-type="float" office:value="0.003906">
            <text:p>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15556">
            <text:p>0.42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126606">
            <text:p>0.13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66285">
            <text:p>0.07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53185">
            <text:p>0.05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133415">
            <text:p>0.13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127994">
            <text:p>0.13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99764">
            <text:p>0.1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5768">
            <text:p>0.06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47432">
            <text:p>0.05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42994">
            <text:p>0.04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48628">
            <text:p>0.05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40676">
            <text:p>0.04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34529">
            <text:p>0.03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7242">
            <text:p>0.04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5265">
            <text:p>0.04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4386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3744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87403">
            <text:p>0.19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264573">
            <text:p>0.26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14861">
            <text:p>0.01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15383">
            <text:p>0.15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130496">
            <text:p>0.13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8306">
            <text:p>0.08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48103">
            <text:p>0.05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3037">
            <text:p>0.03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33909">
            <text:p>0.03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34755">
            <text:p>0.03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30578">
            <text:p>0.03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35195">
            <text:p>0.04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37981">
            <text:p>0.04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439">
            <text:p>0.03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4183">
            <text:p>0.03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194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389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75409">
            <text:p>0.08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273851">
            <text:p>0.27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78722">
            <text:p>0.08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62907">
            <text:p>0.0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8533">
            <text:p>0.09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39401">
            <text:p>0.04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42965">
            <text:p>0.04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13286">
            <text:p>0.01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11161">
            <text:p>0.01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15455">
            <text:p>0.02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18372">
            <text:p>0.02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25428">
            <text:p>0.03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30487">
            <text:p>0.03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0844">
            <text:p>0.03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0027">
            <text:p>0.03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1762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3694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89087">
            <text:p>0.19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124348">
            <text:p>0.12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75738">
            <text:p>0.08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161975">
            <text:p>0.1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6929">
            <text:p>0.02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27786">
            <text:p>0.03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05029">
            <text:p>0.01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1133">
            <text:p>0.01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08063">
            <text:p>0.01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06131">
            <text:p>0.01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13012">
            <text:p>0.01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27336">
            <text:p>0.03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27462">
            <text:p>0.03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0456">
            <text:p>0.03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1807">
            <text:p>0.03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2678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122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33197">
            <text:p>0.13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216281">
            <text:p>0.22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65452">
            <text:p>0.17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276941">
            <text:p>0.28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27579">
            <text:p>0.03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16299">
            <text:p>0.02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57327">
            <text:p>0.06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32016">
            <text:p>0.03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19929">
            <text:p>0.02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34754">
            <text:p>0.03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36883">
            <text:p>0.04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25735">
            <text:p>0.03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26525">
            <text:p>0.03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2319">
            <text:p>0.03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4259">
            <text:p>0.03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2321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2332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0438">
            <text:p>0.33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36863">
            <text:p>0.37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75869">
            <text:p>0.18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85495">
            <text:p>0.09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8521">
            <text:p>0.02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06949">
            <text:p>0.01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56051">
            <text:p>0.06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04081">
            <text:p>0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27719">
            <text:p>0.03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17182">
            <text:p>0.02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31034">
            <text:p>0.03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30782">
            <text:p>0.03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30953">
            <text:p>0.03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5094">
            <text:p>0.04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6764">
            <text:p>0.04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417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5274">
            <text:p>0.0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93869">
            <text:p>0.59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327569">
            <text:p>0.33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09075">
            <text:p>0.21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77459">
            <text:p>0.08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25665">
            <text:p>0.03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28542">
            <text:p>0.03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88889">
            <text:p>0.09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37315">
            <text:p>0.04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0685">
            <text:p>0.01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14492">
            <text:p>0.01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24554">
            <text:p>0.02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35033">
            <text:p>0.04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4024">
            <text:p>0.04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41807">
            <text:p>0.04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6895">
            <text:p>0.04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5806">
            <text:p>0.04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4899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03164">
            <text:p>0.5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453333">
            <text:p>0.4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63942">
            <text:p>0.06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68935">
            <text:p>0.07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82428">
            <text:p>0.08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25253">
            <text:p>0.03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09856">
            <text:p>0.01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07315">
            <text:p>0.01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44714">
            <text:p>0.04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52351">
            <text:p>0.05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34842">
            <text:p>0.03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44976">
            <text:p>0.04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43551">
            <text:p>0.04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43103">
            <text:p>0.04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8239">
            <text:p>0.04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5484">
            <text:p>0.04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371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16725">
            <text:p>0.32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431569">
            <text:p>0.43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44546">
            <text:p>0.04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11884">
            <text:p>0.01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44009">
            <text:p>0.04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2659">
            <text:p>0.03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4947">
            <text:p>0.05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26369">
            <text:p>0.03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37548">
            <text:p>0.04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44967">
            <text:p>0.04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2088">
            <text:p>0.02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33295">
            <text:p>0.03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39803">
            <text:p>0.04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3401">
            <text:p>0.03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5391">
            <text:p>0.04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212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1968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2491">
            <text:p>0.32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354332">
            <text:p>0.3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245514">
            <text:p>0.25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53062">
            <text:p>0.05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33796">
            <text:p>0.03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10536">
            <text:p>0.01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43794">
            <text:p>0.04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56571">
            <text:p>0.06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21898">
            <text:p>0.02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04366">
            <text:p>0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19239">
            <text:p>0.02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22706">
            <text:p>0.02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25264">
            <text:p>0.03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24293">
            <text:p>0.02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28682">
            <text:p>0.03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0803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223">
            <text:p>0.0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76632">
            <text:p>0.38</text:p>
          </table:table-cell>
          <table:table-cell table:number-columns-repeated="5"/>
        </table:table-row>
        <table:table-row table:style-name="ro1">
          <table:table-cell office:value-type="float" office:value="0.707107">
            <text:p>0.71</text:p>
          </table:table-cell>
          <table:table-cell office:value-type="float" office:value="0.439133">
            <text:p>0.44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143969">
            <text:p>0.14</text:p>
          </table:table-cell>
          <table:table-cell table:number-columns-repeated="5"/>
        </table:table-row>
        <table:table-row table:style-name="ro1">
          <table:table-cell office:value-type="float" office:value="0.353553">
            <text:p>0.35</text:p>
          </table:table-cell>
          <table:table-cell office:value-type="float" office:value="0.002997">
            <text:p>0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118787">
            <text:p>0.12</text:p>
          </table:table-cell>
          <table:table-cell table:number-columns-repeated="5"/>
        </table:table-row>
        <table:table-row table:style-name="ro1">
          <table:table-cell office:value-type="float" office:value="0.176777">
            <text:p>0.18</text:p>
          </table:table-cell>
          <table:table-cell office:value-type="float" office:value="0.024922">
            <text:p>0.02</text:p>
          </table:table-cell>
          <table:table-cell table:number-columns-repeated="5"/>
        </table:table-row>
        <table:table-row table:style-name="ro1">
          <table:table-cell office:value-type="float" office:value="0.125">
            <text:p>0.13</text:p>
          </table:table-cell>
          <table:table-cell office:value-type="float" office:value="0.022033">
            <text:p>0.02</text:p>
          </table:table-cell>
          <table:table-cell table:number-columns-repeated="5"/>
        </table:table-row>
        <table:table-row table:style-name="ro1">
          <table:table-cell office:value-type="float" office:value="0.088388">
            <text:p>0.09</text:p>
          </table:table-cell>
          <table:table-cell office:value-type="float" office:value="0.042135">
            <text:p>0.04</text:p>
          </table:table-cell>
          <table:table-cell table:number-columns-repeated="5"/>
        </table:table-row>
        <table:table-row table:style-name="ro1">
          <table:table-cell office:value-type="float" office:value="0.0625">
            <text:p>0.06</text:p>
          </table:table-cell>
          <table:table-cell office:value-type="float" office:value="0.033342">
            <text:p>0.03</text:p>
          </table:table-cell>
          <table:table-cell table:number-columns-repeated="5"/>
        </table:table-row>
        <table:table-row table:style-name="ro1">
          <table:table-cell office:value-type="float" office:value="0.044194">
            <text:p>0.04</text:p>
          </table:table-cell>
          <table:table-cell office:value-type="float" office:value="0.001787">
            <text:p>0</text:p>
          </table:table-cell>
          <table:table-cell table:number-columns-repeated="5"/>
        </table:table-row>
        <table:table-row table:style-name="ro1">
          <table:table-cell office:value-type="float" office:value="0.03125">
            <text:p>0.03</text:p>
          </table:table-cell>
          <table:table-cell office:value-type="float" office:value="0.006451">
            <text:p>0.01</text:p>
          </table:table-cell>
          <table:table-cell table:number-columns-repeated="5"/>
        </table:table-row>
        <table:table-row table:style-name="ro1">
          <table:table-cell office:value-type="float" office:value="0.022097">
            <text:p>0.02</text:p>
          </table:table-cell>
          <table:table-cell office:value-type="float" office:value="0.028252">
            <text:p>0.03</text:p>
          </table:table-cell>
          <table:table-cell table:number-columns-repeated="5"/>
        </table:table-row>
        <table:table-row table:style-name="ro1">
          <table:table-cell office:value-type="float" office:value="0.015625">
            <text:p>0.02</text:p>
          </table:table-cell>
          <table:table-cell office:value-type="float" office:value="0.037538">
            <text:p>0.04</text:p>
          </table:table-cell>
          <table:table-cell table:number-columns-repeated="5"/>
        </table:table-row>
        <table:table-row table:style-name="ro1">
          <table:table-cell office:value-type="float" office:value="0.011049">
            <text:p>0.01</text:p>
          </table:table-cell>
          <table:table-cell office:value-type="float" office:value="0.032584">
            <text:p>0.03</text:p>
          </table:table-cell>
          <table:table-cell table:number-columns-repeated="5"/>
        </table:table-row>
        <table:table-row table:style-name="ro1">
          <table:table-cell office:value-type="float" office:value="0.007812">
            <text:p>0.01</text:p>
          </table:table-cell>
          <table:table-cell office:value-type="float" office:value="0.031753">
            <text:p>0.03</text:p>
          </table:table-cell>
          <table:table-cell table:number-columns-repeated="5"/>
        </table:table-row>
        <table:table-row table:style-name="ro1">
          <table:table-cell office:value-type="float" office:value="0.005524">
            <text:p>0.01</text:p>
          </table:table-cell>
          <table:table-cell office:value-type="float" office:value="0.033422">
            <text:p>0.03</text:p>
          </table:table-cell>
          <table:table-cell table:number-columns-repeated="5"/>
        </table:table-row>
        <table:table-row table:style-name="ro1">
          <table:table-cell office:value-type="float" office:value="0.003906">
            <text:p>0</text:p>
          </table:table-cell>
          <table:table-cell office:value-type="float" office:value="0.033052">
            <text:p>0.0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B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2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tchell </meta:initial-creator>
    <meta:creation-date>2010-04-04T22:27:59</meta:creation-date>
    <dc:date>2010-04-04T22:33:43</dc:date>
    <dc:creator>Mitchell </dc:creator>
    <meta:editing-duration>PT00H05M45S</meta:editing-duration>
    <meta:editing-cycles>1</meta:editing-cycles>
    <meta:document-statistic meta:table-count="3" meta:cell-count="550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9.521cm" svg:height="25.325cm" chart:class="chart:scatter" chart:style-name="ch1">
        <chart:title svg:x="12.947cm" svg:y="0.507cm" chart:style-name="ch2">
          <text:p>1/sqrt(N) VS Error</text:p>
        </chart:title>
        <chart:subtitle svg:x="13.688cm" svg:y="1.516cm" chart:style-name="ch3">
          <text:p>First 5 Trials</text:p>
        </chart:subtitle>
        <chart:legend chart:legend-position="end" svg:x="27.487cm" svg:y="11.63cm" chart:style-name="ch4"/>
        <chart:plot-area chart:style-name="ch5" table:cell-range-address="Sheet1.A1:Sheet1.F18" chart:data-source-has-labels="row" svg:x="0.979cm" svg:y="2.473cm" svg:width="25.919cm" svg:height="21.535cm">
          <chart:axis chart:dimension="x" chart:name="primary-x" chart:style-name="ch6">
            <chart:title svg:x="13.602cm" svg:y="23.942cm" chart:style-name="ch7">
              <text:p>1/sqrt(N)</text:p>
            </chart:title>
          </chart:axis>
          <chart:axis chart:dimension="y" chart:name="primary-y" chart:style-name="ch6">
            <chart:title svg:x="0.591cm" svg:y="13.311cm" chart:style-name="ch8">
              <text:p>Error</text:p>
            </chart:title>
            <chart:grid chart:style-name="ch9" chart:class="major"/>
          </chart:axis>
          <chart:series chart:style-name="ch10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series chart:style-name="ch11" chart:values-cell-range-address="Sheet1.C2:Sheet1.C18" chart:label-cell-address="Sheet1.C1:Sheet1.C1" chart:class="chart:scatter">
            <chart:data-point chart:repeated="17"/>
          </chart:series>
          <chart:series chart:style-name="ch12" chart:values-cell-range-address="Sheet1.D2:Sheet1.D18" chart:label-cell-address="Sheet1.D1:Sheet1.D1" chart:class="chart:scatter">
            <chart:data-point chart:repeated="17"/>
          </chart:series>
          <chart:series chart:style-name="ch13" chart:values-cell-range-address="Sheet1.E2:Sheet1.E18" chart:label-cell-address="Sheet1.E1:Sheet1.E1" chart:class="chart:scatter">
            <chart:data-point chart:repeated="17"/>
          </chart:series>
          <chart:series chart:style-name="ch14" chart:values-cell-range-address="Sheet1.F2:Sheet1.F18" chart:label-cell-address="Sheet1.F1:Sheet1.F1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Trial1</text:p>
              </table:table-cell>
              <table:table-cell office:value-type="string">
                <text:p text:id="Sheet1.C1:Sheet1.C1">Trial 2</text:p>
              </table:table-cell>
              <table:table-cell office:value-type="string">
                <text:p text:id="Sheet1.D1:Sheet1.D1">Trial 3</text:p>
              </table:table-cell>
              <table:table-cell office:value-type="string">
                <text:p text:id="Sheet1.E1:Sheet1.E1">Trial 4</text:p>
              </table:table-cell>
              <table:table-cell office:value-type="string">
                <text:p text:id="Sheet1.F1:Sheet1.F1">Trial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18">1</text:p>
              </table:table-cell>
              <table:table-cell office:value-type="float" office:value="0.800032">
                <text:p text:id="Sheet1.B2:Sheet1.B18">0.800032</text:p>
              </table:table-cell>
              <table:table-cell office:value-type="float" office:value="0.509477">
                <text:p text:id="Sheet1.C2:Sheet1.C18">0.509477</text:p>
              </table:table-cell>
              <table:table-cell office:value-type="float" office:value="0.313266">
                <text:p text:id="Sheet1.D2:Sheet1.D18">0.313266</text:p>
              </table:table-cell>
              <table:table-cell office:value-type="float" office:value="0.113332">
                <text:p text:id="Sheet1.E2:Sheet1.E18">0.113332</text:p>
              </table:table-cell>
              <table:table-cell office:value-type="float" office:value="0.685319">
                <text:p text:id="Sheet1.F2:Sheet1.F18">0.6853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7">
                <text:p>0.707107</text:p>
              </table:table-cell>
              <table:table-cell office:value-type="float" office:value="0.493627">
                <text:p>0.493627</text:p>
              </table:table-cell>
              <table:table-cell office:value-type="float" office:value="0.119781">
                <text:p>0.119781</text:p>
              </table:table-cell>
              <table:table-cell office:value-type="float" office:value="0.078899">
                <text:p>0.078899</text:p>
              </table:table-cell>
              <table:table-cell office:value-type="float" office:value="0.005922">
                <text:p>0.005922</text:p>
              </table:table-cell>
              <table:table-cell office:value-type="float" office:value="0.536087">
                <text:p>0.53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24021">
                <text:p>0.124021</text:p>
              </table:table-cell>
              <table:table-cell office:value-type="float" office:value="0.101327">
                <text:p>0.101327</text:p>
              </table:table-cell>
              <table:table-cell office:value-type="float" office:value="0.111754">
                <text:p>0.111754</text:p>
              </table:table-cell>
              <table:table-cell office:value-type="float" office:value="0.110721">
                <text:p>0.110721</text:p>
              </table:table-cell>
              <table:table-cell office:value-type="float" office:value="0.315056">
                <text:p>0.31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3553">
                <text:p>0.353553</text:p>
              </table:table-cell>
              <table:table-cell office:value-type="float" office:value="0.014005">
                <text:p>0.014005</text:p>
              </table:table-cell>
              <table:table-cell office:value-type="float" office:value="0.255072">
                <text:p>0.255072</text:p>
              </table:table-cell>
              <table:table-cell office:value-type="float" office:value="0.211386">
                <text:p>0.211386</text:p>
              </table:table-cell>
              <table:table-cell office:value-type="float" office:value="0.031938">
                <text:p>0.031938</text:p>
              </table:table-cell>
              <table:table-cell office:value-type="float" office:value="0.056479">
                <text:p>0.056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15472">
                <text:p>0.015472</text:p>
              </table:table-cell>
              <table:table-cell office:value-type="float" office:value="0.080493">
                <text:p>0.080493</text:p>
              </table:table-cell>
              <table:table-cell office:value-type="float" office:value="0.073258">
                <text:p>0.073258</text:p>
              </table:table-cell>
              <table:table-cell office:value-type="float" office:value="0.049273">
                <text:p>0.049273</text:p>
              </table:table-cell>
              <table:table-cell office:value-type="float" office:value="0.02699">
                <text:p>0.02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777">
                <text:p>0.176777</text:p>
              </table:table-cell>
              <table:table-cell office:value-type="float" office:value="0.039653">
                <text:p>0.039653</text:p>
              </table:table-cell>
              <table:table-cell office:value-type="float" office:value="0.015105">
                <text:p>0.015105</text:p>
              </table:table-cell>
              <table:table-cell office:value-type="float" office:value="0.039374">
                <text:p>0.039374</text:p>
              </table:table-cell>
              <table:table-cell office:value-type="float" office:value="0.003286">
                <text:p>0.003286</text:p>
              </table:table-cell>
              <table:table-cell office:value-type="float" office:value="0.048924">
                <text:p>0.048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046655">
                <text:p>0.046655</text:p>
              </table:table-cell>
              <table:table-cell office:value-type="float" office:value="0.037781">
                <text:p>0.037781</text:p>
              </table:table-cell>
              <table:table-cell office:value-type="float" office:value="0.14467">
                <text:p>0.14467</text:p>
              </table:table-cell>
              <table:table-cell office:value-type="float" office:value="0.019072">
                <text:p>0.019072</text:p>
              </table:table-cell>
              <table:table-cell office:value-type="float" office:value="0.037096">
                <text:p>0.037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388">
                <text:p>0.088388</text:p>
              </table:table-cell>
              <table:table-cell office:value-type="float" office:value="0.012198">
                <text:p>0.012198</text:p>
              </table:table-cell>
              <table:table-cell office:value-type="float" office:value="0.026414">
                <text:p>0.026414</text:p>
              </table:table-cell>
              <table:table-cell office:value-type="float" office:value="0.105306">
                <text:p>0.105306</text:p>
              </table:table-cell>
              <table:table-cell office:value-type="float" office:value="0.026425">
                <text:p>0.026425</text:p>
              </table:table-cell>
              <table:table-cell office:value-type="float" office:value="0.082272">
                <text:p>0.082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5">
                <text:p>0.0625</text:p>
              </table:table-cell>
              <table:table-cell office:value-type="float" office:value="0.027261">
                <text:p>0.027261</text:p>
              </table:table-cell>
              <table:table-cell office:value-type="float" office:value="0.004927">
                <text:p>0.004927</text:p>
              </table:table-cell>
              <table:table-cell office:value-type="float" office:value="0.077195">
                <text:p>0.077195</text:p>
              </table:table-cell>
              <table:table-cell office:value-type="float" office:value="0.024132">
                <text:p>0.024132</text:p>
              </table:table-cell>
              <table:table-cell office:value-type="float" office:value="0.044431">
                <text:p>0.044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194">
                <text:p>0.044194</text:p>
              </table:table-cell>
              <table:table-cell office:value-type="float" office:value="0.019553">
                <text:p>0.019553</text:p>
              </table:table-cell>
              <table:table-cell office:value-type="float" office:value="0.032198">
                <text:p>0.032198</text:p>
              </table:table-cell>
              <table:table-cell office:value-type="float" office:value="0.060828">
                <text:p>0.060828</text:p>
              </table:table-cell>
              <table:table-cell office:value-type="float" office:value="0.030804">
                <text:p>0.030804</text:p>
              </table:table-cell>
              <table:table-cell office:value-type="float" office:value="0.03051">
                <text:p>0.03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25">
                <text:p>0.03125</text:p>
              </table:table-cell>
              <table:table-cell office:value-type="float" office:value="0.025575">
                <text:p>0.025575</text:p>
              </table:table-cell>
              <table:table-cell office:value-type="float" office:value="0.033211">
                <text:p>0.033211</text:p>
              </table:table-cell>
              <table:table-cell office:value-type="float" office:value="0.041456">
                <text:p>0.041456</text:p>
              </table:table-cell>
              <table:table-cell office:value-type="float" office:value="0.038682">
                <text:p>0.038682</text:p>
              </table:table-cell>
              <table:table-cell office:value-type="float" office:value="0.02892">
                <text:p>0.02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097">
                <text:p>0.022097</text:p>
              </table:table-cell>
              <table:table-cell office:value-type="float" office:value="0.02835">
                <text:p>0.02835</text:p>
              </table:table-cell>
              <table:table-cell office:value-type="float" office:value="0.029941">
                <text:p>0.029941</text:p>
              </table:table-cell>
              <table:table-cell office:value-type="float" office:value="0.039304">
                <text:p>0.039304</text:p>
              </table:table-cell>
              <table:table-cell office:value-type="float" office:value="0.033842">
                <text:p>0.033842</text:p>
              </table:table-cell>
              <table:table-cell office:value-type="float" office:value="0.033602">
                <text:p>0.03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625">
                <text:p>0.015625</text:p>
              </table:table-cell>
              <table:table-cell office:value-type="float" office:value="0.026985">
                <text:p>0.026985</text:p>
              </table:table-cell>
              <table:table-cell office:value-type="float" office:value="0.035308">
                <text:p>0.035308</text:p>
              </table:table-cell>
              <table:table-cell office:value-type="float" office:value="0.036427">
                <text:p>0.036427</text:p>
              </table:table-cell>
              <table:table-cell office:value-type="float" office:value="0.033039">
                <text:p>0.033039</text:p>
              </table:table-cell>
              <table:table-cell office:value-type="float" office:value="0.035799">
                <text:p>0.0357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049">
                <text:p>0.011049</text:p>
              </table:table-cell>
              <table:table-cell office:value-type="float" office:value="0.030219">
                <text:p>0.030219</text:p>
              </table:table-cell>
              <table:table-cell office:value-type="float" office:value="0.035616">
                <text:p>0.035616</text:p>
              </table:table-cell>
              <table:table-cell office:value-type="float" office:value="0.032881">
                <text:p>0.032881</text:p>
              </table:table-cell>
              <table:table-cell office:value-type="float" office:value="0.03789">
                <text:p>0.03789</text:p>
              </table:table-cell>
              <table:table-cell office:value-type="float" office:value="0.03451">
                <text:p>0.03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812">
                <text:p>0.007812</text:p>
              </table:table-cell>
              <table:table-cell office:value-type="float" office:value="0.031675">
                <text:p>0.031675</text:p>
              </table:table-cell>
              <table:table-cell office:value-type="float" office:value="0.034144">
                <text:p>0.034144</text:p>
              </table:table-cell>
              <table:table-cell office:value-type="float" office:value="0.033431">
                <text:p>0.033431</text:p>
              </table:table-cell>
              <table:table-cell office:value-type="float" office:value="0.037757">
                <text:p>0.037757</text:p>
              </table:table-cell>
              <table:table-cell office:value-type="float" office:value="0.027773">
                <text:p>0.027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524">
                <text:p>0.005524</text:p>
              </table:table-cell>
              <table:table-cell office:value-type="float" office:value="0.030977">
                <text:p>0.030977</text:p>
              </table:table-cell>
              <table:table-cell office:value-type="float" office:value="0.032017">
                <text:p>0.032017</text:p>
              </table:table-cell>
              <table:table-cell office:value-type="float" office:value="0.030849">
                <text:p>0.030849</text:p>
              </table:table-cell>
              <table:table-cell office:value-type="float" office:value="0.034232">
                <text:p>0.034232</text:p>
              </table:table-cell>
              <table:table-cell office:value-type="float" office:value="0.030452">
                <text:p>0.030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906">
                <text:p>0.003906</text:p>
              </table:table-cell>
              <table:table-cell office:value-type="float" office:value="0.032261">
                <text:p>0.032261</text:p>
              </table:table-cell>
              <table:table-cell office:value-type="float" office:value="0.032421">
                <text:p>0.032421</text:p>
              </table:table-cell>
              <table:table-cell office:value-type="float" office:value="0.031433">
                <text:p>0.031433</text:p>
              </table:table-cell>
              <table:table-cell office:value-type="float" office:value="0.032542">
                <text:p>0.032542</text:p>
              </table:table-cell>
              <table:table-cell office:value-type="float" office:value="0.030257">
                <text:p>0.030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